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59a" officeooo:paragraph-rsid="0010e59a"/>
    </style:style>
    <style:style style:name="P2" style:family="paragraph" style:parent-style-name="Standard">
      <style:text-properties officeooo:rsid="00115769" officeooo:paragraph-rsid="00115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möchte:</text:p>
      <text:p text:style-name="P1"/>
      <text:p text:style-name="P1">Eine Datenbank erstellen,</text:p>
      <text:p text:style-name="P1">Eine Datenbank löschen,</text:p>
      <text:p text:style-name="P1">Eine Tabelle erstellen,</text:p>
      <text:p text:style-name="P1">Eine Tabelle löschen,</text:p>
      <text:p text:style-name="P1">Eine Spalte auswählen,</text:p>
      <text:p text:style-name="P1">Eine <text:s/>Where Condition,</text:p>
      <text:p text:style-name="P1"/>
      <text:p text:style-name="P1"/>
      <text:p text:style-name="P1"/>
      <text:p text:style-name="P2">CREATE DATABASE databasename;</text:p>
      <text:p text:style-name="P2"/>
      <text:p text:style-name="P2">DELETE DATABASE databasename;</text:p>
      <text:p text:style-name="P2"/>
      <text:p text:style-name="P2">CREATE TABLE tablename;</text:p>
      <text:p text:style-name="P2"/>
      <text:p text:style-name="P2">DELETE TABLE tablename;</text:p>
      <text:p text:style-name="P2"/>
      <text:p text:style-name="P2">SELECT column <text:s/>FROM tablename;</text:p>
      <text:p text:style-name="P2"/>
      <text:p text:style-name="P2">SELECT column FROM <text:s/>tablename <text:s/>WHERE conditon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20:01:21.985744652</meta:creation-date>
    <dc:date>2022-03-06T08:12:15.570351471</dc:date>
    <meta:editing-duration>PT3M50S</meta:editing-duration>
    <meta:editing-cycles>1</meta:editing-cycles>
    <meta:document-statistic meta:table-count="0" meta:image-count="0" meta:object-count="0" meta:page-count="1" meta:paragraph-count="13" meta:word-count="42" meta:character-count="327" meta:non-whitespace-character-count="294"/>
    <meta:generator>LibreOffice/7.2.3.2$Linux_X86_64 LibreOffice_project/20$Build-2</meta:generator>
  </office:meta>
</office:document-meta>
</file>